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25cm" fo:min-width="9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2cm" svg:x="4.5cm" svg:y="7cm">
          <text:p text:style-name="P1">IntVec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cm" svg:height="4.5cm" svg:x="4.5cm" svg:y="9cm">
          <text:p text:style-name="P3">IntVector()</text:p>
          <text:p text:style-name="P3">AddElement(e:int)</text:p>
          <text:p text:style-name="P3">GetElementAt(position:int):int</text:p>
          <text:p text:style-name="P3">SetElementAt(position:int,e:int)</text:p>
          <text:p text:style-name="P3">&lt;&lt;get&gt;&gt;Size: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1H23M34S</meta:editing-duration>
    <meta:editing-cycles>12</meta:editing-cycles>
    <meta:generator>LibreOffice/6.4.6.2$Linux_X86_64 LibreOffice_project/40$Build-2</meta:generator>
    <dc:date>2021-03-12T10:52:15.370645282</dc:date>
    <meta:document-statistic meta:object-count="2"/>
  </office:meta>
</office:document-meta>
</file>